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historicoAlteracoes" style:family="table">
      <style:table-properties style:width="12cm" table:align="margins"/>
    </style:style>
    <style:style style:name="historicoAlteracoes.A" style:family="table-column">
      <style:table-column-properties style:column-width="2.605cm" style:rel-column-width="14228*"/>
    </style:style>
    <style:style style:name="historicoAlteracoes.B" style:family="table-column">
      <style:table-column-properties style:column-width="2.198cm" style:rel-column-width="12003*"/>
    </style:style>
    <style:style style:name="historicoAlteracoes.C" style:family="table-column">
      <style:table-column-properties style:column-width="4.196cm" style:rel-column-width="22917*"/>
    </style:style>
    <style:style style:name="historicoAlteracoes.D" style:family="table-column">
      <style:table-column-properties style:column-width="3cm" style:rel-column-width="16387*"/>
    </style:style>
    <style:style style:name="historicoAlteracoes.A1" style:family="table-cell">
      <style:table-cell-properties style:vertical-align="middle" fo:background-color="#999999" style:writing-mode="page">
        <style:background-image/>
      </style:table-cell-properties>
    </style:style>
    <style:style style:name="historicoAlteracoes.A2" style:family="table-cell">
      <style:table-cell-properties style:vertical-align="middle" style:writing-mode="page"/>
    </style:style>
    <style:style style:name="historicoAlteracoes.B2" style:family="table-cell">
      <style:table-cell-properties style:vertical-align="middle" style:writing-mode="page"/>
    </style:style>
    <style:style style:name="historicoAlteracoes.C2" style:family="table-cell">
      <style:table-cell-properties style:vertical-align="middle" style:writing-mode="page"/>
    </style:style>
    <style:style style:name="historicoAlteracoes.D2" style:family="table-cell">
      <style:table-cell-properties style:vertical-align="middl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12pt" officeooo:rsid="00074178" officeooo:paragraph-rsid="00074178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074178" officeooo:paragraph-rsid="00074178" style:font-size-asian="12pt" style:font-size-complex="12pt"/>
    </style:style>
    <style:style style:name="P6" style:family="paragraph" style:parent-style-name="Standard">
      <style:text-properties style:font-name="arial" fo:font-size="12pt" officeooo:rsid="00046106" officeooo:paragraph-rsid="0004610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46106" officeooo:paragraph-rsid="00064314" style:font-size-asian="12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arial" fo:font-size="12pt" officeooo:rsid="0008b170" officeooo:paragraph-rsid="0008b170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08b170" officeooo:paragraph-rsid="0008b170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08b170" officeooo:paragraph-rsid="0008b170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bold" officeooo:rsid="00046106" officeooo:paragraph-rsid="0006431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08b170" officeooo:paragraph-rsid="0008b170" style:font-size-asian="12pt" style:font-weight-asian="bold" style:font-size-complex="12pt" style:font-weight-complex="bold"/>
    </style:style>
    <style:style style:name="P13" style:family="paragraph" style:parent-style-name="Heading_20_1">
      <style:paragraph-properties fo:break-before="page"/>
      <style:text-properties officeooo:paragraph-rsid="0009feb0"/>
    </style:style>
    <style:style style:name="P14" style:family="paragraph" style:parent-style-name="Heading_20_2">
      <style:text-properties officeooo:paragraph-rsid="000cae17"/>
    </style:style>
    <style:style style:name="P15" style:family="paragraph" style:parent-style-name="Standard">
      <style:text-properties style:font-name="arial" fo:font-size="12pt" officeooo:rsid="000cae17" officeooo:paragraph-rsid="000cae17" style:font-size-asian="12pt" style:font-size-complex="12pt"/>
    </style:style>
    <style:style style:name="P16" style:family="paragraph" style:parent-style-name="Text_20_body">
      <style:text-properties officeooo:rsid="000cae17" officeooo:paragraph-rsid="000cae17"/>
    </style:style>
    <style:style style:name="T1" style:family="text">
      <style:text-properties officeooo:rsid="00074178"/>
    </style:style>
    <style:style style:name="T2" style:family="text">
      <style:text-properties officeooo:rsid="000cae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LOCK WA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DOCUMENTO DE REQUISITOS DO PROJETO</text:p>
      <text:p text:style-name="P11">NOME DO PROJET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DEZEMBRO DE 2023</text:p>
      <text:p text:style-name="P7">VERSÃO <text:span text:style-name="T1">1.0</text:span></text:p>
      <text:p text:style-name="P8">Histórico de alterações</text:p>
      <table:table table:name="historicoAlteracoes" table:style-name="historicoAlteracoes">
        <table:table-column table:style-name="historicoAlteracoes.A"/>
        <table:table-column table:style-name="historicoAlteracoes.B"/>
        <table:table-column table:style-name="historicoAlteracoes.C"/>
        <table:table-column table:style-name="historicoAlteracoes.D"/>
        <table:table-row>
          <table:table-cell table:style-name="historicoAlteracoes.A1" office:value-type="string">
            <text:p text:style-name="P12">Data</text:p>
          </table:table-cell>
          <table:table-cell table:style-name="historicoAlteracoes.A1" office:value-type="string">
            <text:p text:style-name="P12">Versão</text:p>
          </table:table-cell>
          <table:table-cell table:style-name="historicoAlteracoes.A1" office:value-type="string">
            <text:p text:style-name="P12">Descrição</text:p>
          </table:table-cell>
          <table:table-cell table:style-name="historicoAlteracoes.A1" office:value-type="string">
            <text:p text:style-name="P12">Autor</text:p>
          </table:table-cell>
        </table:table-row>
        <table:table-row>
          <table:table-cell table:style-name="historicoAlteracoes.A2" office:value-type="string">
            <text:p text:style-name="P10">11/12/2023</text:p>
          </table:table-cell>
          <table:table-cell table:style-name="historicoAlteracoes.B2" office:value-type="string">
            <text:p text:style-name="P10">1.0</text:p>
          </table:table-cell>
          <table:table-cell table:style-name="historicoAlteracoes.C2" office:value-type="string">
            <text:p text:style-name="P10">Criação do documento de requisitos</text:p>
          </table:table-cell>
          <table:table-cell table:style-name="historicoAlteracoes.D2" office:value-type="string">
            <text:p text:style-name="P10">Rodrigo Vieira</text:p>
          </table:table-cell>
        </table:table-row>
      </table:table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1"><text:a xlink:type="simple" xlink:href="#__RefHeading___Toc155_1788172621" text:style-name="Index_20_Link" text:visited-style-name="Index_20_Link">Introdução<text:tab/>4</text:a></text:p>
          <text:p text:style-name="P2"><text:a xlink:type="simple" xlink:href="#__RefHeading___Toc158_1788172621" text:style-name="Index_20_Link" text:visited-style-name="Index_20_Link">1.1 Objetivo do Documento<text:tab/>4</text:a></text:p>
          <text:p text:style-name="P2"><text:a xlink:type="simple" xlink:href="#__RefHeading___Toc160_1788172621" text:style-name="Index_20_Link" text:visited-style-name="Index_20_Link">1.2 Escopo do Projeto<text:tab/>4</text:a></text:p>
          <text:p text:style-name="P2"><text:a xlink:type="simple" xlink:href="#__RefHeading___Toc162_1788172621" text:style-name="Index_20_Link" text:visited-style-name="Index_20_Link">1.3 Glossário de Termos<text:tab/>4</text:a></text:p>
          <text:p text:style-name="P1"><text:a xlink:type="simple" xlink:href="#__RefHeading___Toc164_1788172621" text:style-name="Index_20_Link" text:visited-style-name="Index_20_Link">Descrição Geral do Projeto<text:tab/>4</text:a></text:p>
          <text:p text:style-name="P2"><text:a xlink:type="simple" xlink:href="#__RefHeading___Toc166_1788172621" text:style-name="Index_20_Link" text:visited-style-name="Index_20_Link">2.1 Objetivos do Projeto<text:tab/>4</text:a></text:p>
          <text:p text:style-name="P2"><text:a xlink:type="simple" xlink:href="#__RefHeading___Toc168_1788172621" text:style-name="Index_20_Link" text:visited-style-name="Index_20_Link">2.2 Benefícios Esperados<text:tab/>4</text:a></text:p>
          <text:p text:style-name="P1"><text:a xlink:type="simple" xlink:href="#__RefHeading___Toc170_1788172621" text:style-name="Index_20_Link" text:visited-style-name="Index_20_Link">Stakeholders<text:tab/>4</text:a></text:p>
          <text:p text:style-name="P2"><text:a xlink:type="simple" xlink:href="#__RefHeading___Toc172_1788172621" text:style-name="Index_20_Link" text:visited-style-name="Index_20_Link">3.1 Lista de Stakeholders<text:tab/>4</text:a></text:p>
          <text:p text:style-name="P2"><text:a xlink:type="simple" xlink:href="#__RefHeading___Toc174_1788172621" text:style-name="Index_20_Link" text:visited-style-name="Index_20_Link">3.2 Descrição dos Stakeholders<text:tab/>4</text:a></text:p>
          <text:p text:style-name="P1"><text:a xlink:type="simple" xlink:href="#__RefHeading___Toc280_1788172621" text:style-name="Index_20_Link" text:visited-style-name="Index_20_Link">Requisitos Funcionais<text:tab/>4</text:a></text:p>
          <text:p text:style-name="P2"><text:a xlink:type="simple" xlink:href="#__RefHeading___Toc282_1788172621" text:style-name="Index_20_Link" text:visited-style-name="Index_20_Link">4.1 Casos de Uso<text:tab/>4</text:a></text:p>
          <text:p text:style-name="P2"><text:a xlink:type="simple" xlink:href="#__RefHeading___Toc284_1788172621" text:style-name="Index_20_Link" text:visited-style-name="Index_20_Link">4.2 Funcionalidades do Sistema<text:tab/>4</text:a></text:p>
          <text:p text:style-name="P2"><text:a xlink:type="simple" xlink:href="#__RefHeading___Toc286_1788172621" text:style-name="Index_20_Link" text:visited-style-name="Index_20_Link">4.3 Fluxos de Trabalho<text:tab/>4</text:a></text:p>
          <text:p text:style-name="P1"><text:a xlink:type="simple" xlink:href="#__RefHeading___Toc288_1788172621" text:style-name="Index_20_Link" text:visited-style-name="Index_20_Link">Requisitos Não Funcionais<text:tab/>5</text:a></text:p>
          <text:p text:style-name="P2"><text:a xlink:type="simple" xlink:href="#__RefHeading___Toc290_1788172621" text:style-name="Index_20_Link" text:visited-style-name="Index_20_Link">5.1 Desempenho<text:tab/>5</text:a></text:p>
          <text:p text:style-name="P2"><text:a xlink:type="simple" xlink:href="#__RefHeading___Toc292_1788172621" text:style-name="Index_20_Link" text:visited-style-name="Index_20_Link">5.2 Segurança<text:tab/>5</text:a></text:p>
          <text:p text:style-name="P2"><text:a xlink:type="simple" xlink:href="#__RefHeading___Toc294_1788172621" text:style-name="Index_20_Link" text:visited-style-name="Index_20_Link">5.3 Usabilidade<text:tab/>5</text:a></text:p>
          <text:p text:style-name="P2"><text:a xlink:type="simple" xlink:href="#__RefHeading___Toc296_1788172621" text:style-name="Index_20_Link" text:visited-style-name="Index_20_Link">5.4 Confiabilidade<text:tab/>5</text:a></text:p>
          <text:p text:style-name="P1"><text:a xlink:type="simple" xlink:href="#__RefHeading___Toc298_1788172621" text:style-name="Index_20_Link" text:visited-style-name="Index_20_Link">Requisitos Técnicos<text:tab/>5</text:a></text:p>
          <text:p text:style-name="P2"><text:a xlink:type="simple" xlink:href="#__RefHeading___Toc300_1788172621" text:style-name="Index_20_Link" text:visited-style-name="Index_20_Link">6.1 Tecnologias Utilizadas<text:tab/>5</text:a></text:p>
          <text:p text:style-name="P2"><text:a xlink:type="simple" xlink:href="#__RefHeading___Toc302_1788172621" text:style-name="Index_20_Link" text:visited-style-name="Index_20_Link">6.2 Requisitos de Hardware e Software<text:tab/>5</text:a></text:p>
          <text:p text:style-name="P2"><text:a xlink:type="simple" xlink:href="#__RefHeading___Toc304_1788172621" text:style-name="Index_20_Link" text:visited-style-name="Index_20_Link">6.3 Integrações com Outros Sistemas<text:tab/>5</text:a></text:p>
          <text:p text:style-name="P1"><text:a xlink:type="simple" xlink:href="#__RefHeading___Toc306_1788172621" text:style-name="Index_20_Link" text:visited-style-name="Index_20_Link">Restrições e Limitações<text:tab/>5</text:a></text:p>
          <text:p text:style-name="P2"><text:a xlink:type="simple" xlink:href="#__RefHeading___Toc308_1788172621" text:style-name="Index_20_Link" text:visited-style-name="Index_20_Link">7.1 Restrições de Orçamento e Prazo<text:tab/>5</text:a></text:p>
          <text:p text:style-name="P2"><text:a xlink:type="simple" xlink:href="#__RefHeading___Toc310_1788172621" text:style-name="Index_20_Link" text:visited-style-name="Index_20_Link">7.2 Limitações Conhecidas<text:tab/>5</text:a></text:p>
          <text:p text:style-name="P1"><text:a xlink:type="simple" xlink:href="#__RefHeading___Toc312_1788172621" text:style-name="Index_20_Link" text:visited-style-name="Index_20_Link">Rastreabilidade de Requisitos<text:tab/>5</text:a></text:p>
          <text:p text:style-name="P2"><text:a xlink:type="simple" xlink:href="#__RefHeading___Toc314_1788172621" text:style-name="Index_20_Link" text:visited-style-name="Index_20_Link">8.1 Matriz de Rastreabilidade<text:tab/>5</text:a></text:p>
          <text:p text:style-name="P1"><text:a xlink:type="simple" xlink:href="#__RefHeading___Toc316_1788172621" text:style-name="Index_20_Link" text:visited-style-name="Index_20_Link">Assinaturas<text:tab/>6</text:a></text:p>
          <text:p text:style-name="P2"><text:a xlink:type="simple" xlink:href="#__RefHeading___Toc318_1788172621" text:style-name="Index_20_Link" text:visited-style-name="Index_20_Link">9.1 Aprovação<text:tab/>6</text:a></text:p>
        </text:index-body>
      </text:table-of-content>
      <text:p text:style-name="P6"><text:alphabetical-index-mark text:string-value="Sumário"/><text:alphabetical-index-mark text:string-value="Sumário"/><text:alphabetical-index-mark text:string-value="Sumário"/></text:p>
      <text:h text:style-name="P13" text:outline-level="1"><text:bookmark-start text:name="__RefHeading___Toc155_1788172621"/>Introdução<text:bookmark-end text:name="__RefHeading___Toc155_1788172621"/></text:h>
      <text:h text:style-name="P14" text:outline-level="2"><text:bookmark-start text:name="__RefHeading___Toc158_1788172621"/>1.1 Objetivo do Documento<text:bookmark-end text:name="__RefHeading___Toc158_1788172621"/></text:h>
      <text:p text:style-name="P16">Este documento especifica os requisitos do “”, fornecendo aos projetistas e desenvolvedores as informações necessárias para o projeto e implementação, assim como a realização dos testes e homologação do sistema.</text:p>
      <text:h text:style-name="Heading_20_2" text:outline-level="2"><text:bookmark-start text:name="__RefHeading___Toc160_1788172621"/>1.2 Escopo do Projeto<text:bookmark-end text:name="__RefHeading___Toc160_1788172621"/></text:h>
      <text:p text:style-name="Text_20_body">O projeto "" visa desenvolver um<text:span text:style-name="T2">a</text:span> <text:span text:style-name="T2">interface web</text:span> para restaurantes que ofereça uma experiência aprimorada aos clientes, permitindo-lhes realizar pedidos e pagamentos de forma digital, além de capturar informações para futuras ações de marketing.</text:p>
      <text:p text:style-name="Text_20_body"/>
      <text:p text:style-name="Text_20_body">Inclusões no Escopo:</text:p>
      <text:p text:style-name="Text_20_body">Desenvolvimento de um<text:span text:style-name="T2">a interface web responsiva.</text:span></text:p>
      <text:p text:style-name="Text_20_body">Capacidade de escanear um QR Code no restaurante para acessar o cardápio digital.</text:p>
      <text:p text:style-name="Text_20_body">Funcionalidade para fazer pedidos e realizar pagamentos através do aplicativo.</text:p>
      <text:p text:style-name="Text_20_body">Registro do nome e mesa do cliente para entrega do pedido no local.</text:p>
      <text:p text:style-name="Text_20_body">Captura de informações para uma possível newslatter.</text:p>
      <text:p text:style-name="Text_20_body"/>
      <text:p text:style-name="Text_20_body">Exclusões do Escopo:</text:p>
      <text:p text:style-name="Text_20_body">Integração com sistemas de pagamento externos (por exemplo, gateways de pagamento externos não estão incluídos no escopo).</text:p>
      <text:p text:style-name="Text_20_body">Desenvolvimento de versões específicas para tablets ou dispositivos wearables.</text:p>
      <text:p text:style-name="P16">Integração de pagamento via cartão de crédito.</text:p>
      <text:p text:style-name="P16"><text:soft-page-break/>Desenvolvimento de um aplicativo nativo para smartphones.</text:p>
      <text:h text:style-name="Heading_20_2" text:outline-level="2"><text:bookmark-start text:name="__RefHeading___Toc162_1788172621"/>1.3 Glossário de Termos<text:bookmark-end text:name="__RefHeading___Toc162_1788172621"/></text:h>
      <text:p text:style-name="P6"/>
      <text:h text:style-name="Heading_20_1" text:outline-level="1"><text:bookmark-start text:name="__RefHeading___Toc164_1788172621"/>Descrição Geral do Projeto<text:bookmark-end text:name="__RefHeading___Toc164_1788172621"/></text:h>
      <text:h text:style-name="Heading_20_2" text:outline-level="2"><text:bookmark-start text:name="__RefHeading___Toc166_1788172621"/>2.1 Objetivos do Projeto<text:bookmark-end text:name="__RefHeading___Toc166_1788172621"/></text:h>
      <text:p text:style-name="P16">Este projeto tem como objetivo criar um app que possibilite o cliente ao chegar no restaurante escanear um QR Code, onde terá acesso ao cardapio digital e poderá fazer pedidos e pagamento pelo app indicando qual seu nome, mesa e recebendo seu pedido na mesa. Também é possível capturar clientes para uma possível newslatter.</text:p>
      <text:h text:style-name="P14" text:outline-level="2"><text:bookmark-start text:name="__RefHeading___Toc168_1788172621"/>2.2 Benefícios Esperados<text:bookmark-end text:name="__RefHeading___Toc168_1788172621"/></text:h>
      <text:p text:style-name="P15">Os beneficios são:</text:p>
      <text:p text:style-name="P15">Facilidade do cliente ao realizar pedidos quando chega ao restaurante;</text:p>
      <text:p text:style-name="P15">Cardápio digital onde todos itens ficam expostos de forma interativa;</text:p>
      <text:p text:style-name="P15">Possibilidade de evitar filas;</text:p>
      <text:p text:style-name="P15">Captura de clientes;</text:p>
      <text:p text:style-name="P15">Rapidez para os pedidos chegar a cozinha, automatizando o processo.</text:p>
      <text:p text:style-name="P6"/>
      <text:h text:style-name="Heading_20_1" text:outline-level="1"><text:bookmark-start text:name="__RefHeading___Toc170_1788172621"/>Stakeholders<text:bookmark-end text:name="__RefHeading___Toc170_1788172621"/></text:h>
      <text:h text:style-name="Heading_20_2" text:outline-level="2"><text:bookmark-start text:name="__RefHeading___Toc172_1788172621"/>3.1 Lista de Stakeholders<text:bookmark-end text:name="__RefHeading___Toc172_1788172621"/></text:h>
      <text:h text:style-name="Heading_20_2" text:outline-level="2"><text:bookmark-start text:name="__RefHeading___Toc174_1788172621"/>3.2 Descrição dos Stakeholders<text:bookmark-end text:name="__RefHeading___Toc174_1788172621"/></text:h>
      <text:p text:style-name="P6"/>
      <text:h text:style-name="Heading_20_1" text:outline-level="1"><text:bookmark-start text:name="__RefHeading___Toc280_1788172621"/><text:soft-page-break/>Requisitos Funcionais<text:bookmark-end text:name="__RefHeading___Toc280_1788172621"/></text:h>
      <text:h text:style-name="Heading_20_2" text:outline-level="2"><text:bookmark-start text:name="__RefHeading___Toc282_1788172621"/>4.1 Casos de Uso<text:bookmark-end text:name="__RefHeading___Toc282_1788172621"/></text:h>
      <text:h text:style-name="Heading_20_2" text:outline-level="2"><text:bookmark-start text:name="__RefHeading___Toc284_1788172621"/>4.2 Funcionalidades do Sistema<text:bookmark-end text:name="__RefHeading___Toc284_1788172621"/></text:h>
      <text:h text:style-name="Heading_20_2" text:outline-level="2"><text:bookmark-start text:name="__RefHeading___Toc286_1788172621"/>4.3 Fluxos de Trabalho<text:bookmark-end text:name="__RefHeading___Toc286_1788172621"/></text:h>
      <text:p text:style-name="P6"/>
      <text:h text:style-name="Heading_20_1" text:outline-level="1"><text:bookmark-start text:name="__RefHeading___Toc288_1788172621"/>Requisitos Não Funcionais<text:bookmark-end text:name="__RefHeading___Toc288_1788172621"/></text:h>
      <text:h text:style-name="Heading_20_2" text:outline-level="2"><text:bookmark-start text:name="__RefHeading___Toc290_1788172621"/>5.1 Desempenho<text:bookmark-end text:name="__RefHeading___Toc290_1788172621"/></text:h>
      <text:h text:style-name="Heading_20_2" text:outline-level="2"><text:bookmark-start text:name="__RefHeading___Toc292_1788172621"/>5.2 Segurança<text:bookmark-end text:name="__RefHeading___Toc292_1788172621"/></text:h>
      <text:h text:style-name="Heading_20_2" text:outline-level="2"><text:bookmark-start text:name="__RefHeading___Toc294_1788172621"/>5.3 Usabilidade<text:bookmark-end text:name="__RefHeading___Toc294_1788172621"/></text:h>
      <text:h text:style-name="Heading_20_2" text:outline-level="2"><text:bookmark-start text:name="__RefHeading___Toc296_1788172621"/>5.4 Confiabilidade<text:bookmark-end text:name="__RefHeading___Toc296_1788172621"/></text:h>
      <text:p text:style-name="P6"/>
      <text:h text:style-name="Heading_20_1" text:outline-level="1"><text:bookmark-start text:name="__RefHeading___Toc298_1788172621"/>Requisitos Técnicos<text:bookmark-end text:name="__RefHeading___Toc298_1788172621"/></text:h>
      <text:h text:style-name="Heading_20_2" text:outline-level="2"><text:bookmark-start text:name="__RefHeading___Toc300_1788172621"/>6.1 Tecnologias Utilizadas<text:bookmark-end text:name="__RefHeading___Toc300_1788172621"/></text:h>
      <text:h text:style-name="Heading_20_2" text:outline-level="2"><text:bookmark-start text:name="__RefHeading___Toc302_1788172621"/>6.2 Requisitos de Hardware e Software<text:bookmark-end text:name="__RefHeading___Toc302_1788172621"/></text:h>
      <text:h text:style-name="Heading_20_2" text:outline-level="2"><text:bookmark-start text:name="__RefHeading___Toc304_1788172621"/>6.3 Integrações com Outros Sistemas<text:bookmark-end text:name="__RefHeading___Toc304_1788172621"/></text:h>
      <text:p text:style-name="P6"/>
      <text:h text:style-name="Heading_20_1" text:outline-level="1"><text:bookmark-start text:name="__RefHeading___Toc306_1788172621"/><text:soft-page-break/>Restrições e Limitações<text:bookmark-end text:name="__RefHeading___Toc306_1788172621"/></text:h>
      <text:h text:style-name="Heading_20_2" text:outline-level="2"><text:bookmark-start text:name="__RefHeading___Toc308_1788172621"/>7.1 Restrições de Orçamento e Prazo<text:bookmark-end text:name="__RefHeading___Toc308_1788172621"/></text:h>
      <text:h text:style-name="Heading_20_2" text:outline-level="2"><text:bookmark-start text:name="__RefHeading___Toc310_1788172621"/>7.2 Limitações Conhecidas<text:bookmark-end text:name="__RefHeading___Toc310_1788172621"/></text:h>
      <text:p text:style-name="P6"/>
      <text:h text:style-name="Heading_20_1" text:outline-level="1"><text:bookmark-start text:name="__RefHeading___Toc312_1788172621"/>Rastreabilidade de Requisitos<text:bookmark-end text:name="__RefHeading___Toc312_1788172621"/></text:h>
      <text:h text:style-name="Heading_20_2" text:outline-level="2"><text:bookmark-start text:name="__RefHeading___Toc314_1788172621"/>8.1 Matriz de Rastreabilidade<text:bookmark-end text:name="__RefHeading___Toc314_1788172621"/></text:h>
      <text:p text:style-name="P6"/>
      <text:p text:style-name="P6"/>
      <text:p text:style-name="P6"/>
      <text:p text:style-name="P6"/>
      <text:h text:style-name="Heading_20_1" text:outline-level="1"><text:bookmark-start text:name="__RefHeading___Toc316_1788172621"/>Assinaturas<text:bookmark-end text:name="__RefHeading___Toc316_1788172621"/></text:h>
      <text:h text:style-name="Heading_20_2" text:outline-level="2"><text:bookmark-start text:name="__RefHeading___Toc318_1788172621"/>9.1 Aprovação<text:bookmark-end text:name="__RefHeading___Toc318_1788172621"/>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-top="3cm" fo:padding-bottom="2cm" fo:padding-left="3cm" fo:padding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20:53:20.289819709</meta:creation-date>
    <dc:date>2023-12-12T06:24:43.010044927</dc:date>
    <meta:editing-duration>PT15M3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7" meta:paragraph-count="96" meta:word-count="507" meta:character-count="3333" meta:non-whitespace-character-count="2921"/>
  </office:meta>
</office:document-meta>
</file>